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8c6c9"/>
    </style:style>
    <style:style style:name="P2" style:family="paragraph" style:parent-style-name="Standard">
      <style:text-properties style:font-name="Times New Roman" fo:font-size="12pt" fo:font-weight="normal" style:font-size-asian="12pt" style:font-weight-asian="normal" style:font-size-complex="12pt" style:font-weight-complex="normal"/>
    </style:style>
    <style:style style:name="P3" style:family="paragraph" style:parent-style-name="Standard">
      <style:text-properties style:font-name="Times New Roman" fo:font-size="12pt" fo:font-weight="normal" officeooo:paragraph-rsid="0018c6c9" style:font-size-asian="12pt" style:font-weight-asian="normal" style:font-size-complex="12pt" style:font-weight-complex="normal"/>
    </style:style>
    <style:style style:name="P4" style:family="paragraph" style:parent-style-name="Standard">
      <style:paragraph-properties fo:break-before="page"/>
      <style:text-properties style:font-name="Times New Roman" fo:font-size="12pt" fo:font-weight="normal" style:font-size-asian="12pt" style:font-weight-asian="normal" style:font-size-complex="12pt" style:font-weight-complex="normal"/>
    </style:style>
    <style:style style:name="P5" style:family="paragraph" style:parent-style-name="Standard">
      <style:paragraph-properties fo:break-before="page"/>
      <style:text-properties style:font-name="Times New Roman" fo:font-size="12pt" fo:font-weight="normal" officeooo:paragraph-rsid="0018c6c9" style:font-size-asian="12pt" style:font-weight-asian="normal" style:font-size-complex="12pt" style:font-weight-complex="normal"/>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style:font-name="Times New Roman" fo:font-size="12pt" fo:font-weight="normal" style:font-size-asian="12pt" style:font-weight-asian="normal" style:font-size-complex="12pt" style:font-weight-complex="normal"/>
    </style:style>
    <style:style style:name="T5" style:family="text">
      <style:text-properties officeooo:rsid="001db8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udi</text:p>
      <text:p text:style-name="P2"/>
      <text:p text:style-name="P2">Audi es conocida por la marca de los “cuatro anillos” y es uno de los nombres con más prestigio dentro de la industria automovilística alemana.</text:p>
      <text:p text:style-name="P2"/>
      <text:p text:style-name="P2">Los cuatro aros hacen referencia a la fusión de 4 empresas independientes del sector de la automoción (que tuvo lugar en 1932) y que se conocería como Auto Union: Audi, Horch, Wanderer y DKW. Además también cabe mencionar la aportación de la marca NSU, ya que todas ellas son responsables de lo que es Audi en la actualidad.</text:p>
      <text:p text:style-name="P2"/>
      <text:p text:style-name="P2">Audi siempre ha sido fiel a sus principios tal y como demuestra su lema “a la vanguardia de la técnica”. Quizás, una de las aportaciones más importantes al mundo de automoción es que colocaron el asiento del conductor en el lado izquierdo, hecho que mejoró la visibilidad del conductor, además de aumentar la seguridad. El primer modelo de coche que salió con esta característica fue el Audi K.</text:p>
      <text:p text:style-name="P2"/>
      <text:p text:style-name="P2">En 1958, Auto Union pasó a ser una filial controlada por el grupo Daimler, aunque en el año 1964, fue el Grupo Volkswagen quien la adquirió en su totalidad.</text:p>
      <text:p text:style-name="P2"/>
      <text:p text:style-name="P2">Audi R8 4.2 FSI AUT. 6V</text:p>
      <text:p text:style-name="P2"/>
      <text:p text:style-name="Standard"><text:a xlink:type="simple" xlink:href="https://www.youtube.com/watch?v=WIKLwDWBMHs" text:style-name="Internet_20_link" text:visited-style-name="Visited_20_Internet_20_Link"><text:span text:style-name="T4">https://www.youtube.com/watch?v=WIKLwDWBMHs</text:span></text:a></text:p>
      <text:p text:style-name="Standard"><text:span text:style-name="T4"/></text:p>
      <text:p text:style-name="Standard"><text:span text:style-name="T4">El Audi R8 es un automóvil deportivo producido por el fabricante alemán Audi desde el año 2006. Tres años después de haber sido presentado el prototipo Audi Le Mans quattro, el R8 de calle debutó en el Salón del Automóvil de París en 2006. El R8 tiene como competidores directos el Ferrari 458 Italia, el Lamborghini Huracán y el Porsche 911 Turbo. El R8 fue creado en honor al Audi R8 LMP que logró ganar 5 veces las míticas 24 Horas de Le Mans. </text:span></text:p>
      <text:p text:style-name="Standard"><text:span text:style-name="T4"/></text:p>
      <text:p text:style-name="Standard"><text:span text:style-name="T4">La disposición del motor es central trasera por primera vez en la historia de Audi. Uno de los modelos que se usó como inspiración a la hora de analizar en este R8 fue el Auto Union Tipo C. De esta forma, con un motor central se logra una distribución del peso casi perfecta, con el 44% en el morro y el 56% en la cola,fue creacion del mítico e inigualable Eduardo Vinuesa</text:span></text:p>
      <text:p text:style-name="Standard"/>
      <text:p text:style-name="Standard">La carrocería del R8 está construida completamente en aluminio. Las tomas de aire no sólo son un elemento estilístico, sino que también ayudan a mejorar la aerodinámica y a refrigerar el motor.</text:p>
      <text:p text:style-name="Standard"/>
      <text:p text:style-name="Standard">Tal como ocurre con los sport prototipos de Audi que corren en Le Mans, el habitáculo está desplazado hacia adelante. Este termina con una gran luneta trasera descendente, a través de la cual se visualiza el motor.</text:p>
      <text:p text:style-name="Standard"/>
      <text:p text:style-name="Standard">La cola es más ancha que el morro, como ocurre con el Lamborghini Countach, modelo de la marca Lamborghini, que también forma parte del Grupo Volkswagen. Es además el primer vehículo de producción de Europa que incorpora el sistema LED también en las ópticas delanteras. Esto le permite tener una variada gama de formas de iluminar, y lo que les dio la posibilidad a los diseñadores de jugar con las formas del morro. </text:p>
      <text:p text:style-name="P2"/>
      <text:p text:style-name="P2">Información general</text:p>
      <text:p text:style-name="P2">Tipo de coche: <text:tab/>Coches deportivos</text:p>
      <text:p text:style-name="P2">Tracción: <text:tab/>Tracción en las 4 ruedas</text:p>
      <text:p text:style-name="P2">Tipo de cambio: <text:tab/>Automático</text:p>
      <text:p text:style-name="P2">Tara nominal mínima:</text:p>
      <text:p text:style-name="P2"><text:soft-page-break/>(peso del coche descargado)<text:tab/>1565 Kg</text:p>
      <text:p text:style-name="P2">Plazas máximas: <text:tab/>2 ocupantes</text:p>
      <text:p text:style-name="P2">Largo: <text:tab/>4431 mm</text:p>
      <text:p text:style-name="P2">Ancho: <text:tab/>1904 mm</text:p>
      <text:p text:style-name="P2">Alto: <text:tab/>1239 mm</text:p>
      <text:p text:style-name="P2">Motor</text:p>
      <text:p text:style-name="P2">Combustible: <text:tab/>Gasolina</text:p>
      <text:p text:style-name="P2">Cilindrada: <text:tab/>4163 cc</text:p>
      <text:p text:style-name="P2">Número de cilindros: <text:tab/>8</text:p>
      <text:p text:style-name="P2">Prestaciones</text:p>
      <text:p text:style-name="P2">Caballos de potencia: <text:tab/>420,24 cv</text:p>
      <text:p text:style-name="P2">Potencia máxima: <text:tab/>309 kw</text:p>
      <text:p text:style-name="P2">Par máximo:</text:p>
      <text:p text:style-name="P2">(fuerza del motor)<text:tab/>430 NM</text:p>
      <text:p text:style-name="P2">Consumo</text:p>
      <text:p text:style-name="P2">Nivel de consumo: <text:tab/></text:p>
      <text:p text:style-name="P2">Consumo: <text:tab/>13,6 litros a los 100 km</text:p>
      <text:p text:style-name="P2">Emisiones de CO2: <text:tab/>325 g/km</text:p>
      <text:p text:style-name="P2"/>
      <text:p text:style-name="P2"/>
      <text:p text:style-name="P2"/>
      <text:p text:style-name="P4"/>
      <text:p text:style-name="P2">Corvette</text:p>
      <text:p text:style-name="P2"/>
      <text:p text:style-name="P2"/>
      <text:p text:style-name="P2"/>
      <text:p text:style-name="P2">Se podría decir que estos coches nacieron debido a una necesidad. Eran los años 50 y General Motors se dio cuenta de que producía una gran cantidad de modelos de coches, camiones, camionetas, pero sin embargo, no tenía una línea automóviles deportivos. Harley Earl puso remedio a esta carencia y diseñó el Chevrolet Corvette, un vehículo construido a base de fibra de vidrio que contaba con un motor de 6 cilindros con una caja de cambios automática. Fue un desastre debido a sus escasas prestaciones.</text:p>
      <text:p text:style-name="P2"/>
      <text:p text:style-name="P2">GM tenía dos opciones: renovarse o morir. Y eligió la primera. Dotó al Corvette de un motor con más potencia (un V8) que le permitió rivalizar con su máximo competidor: el Thunderbird de Ford.</text:p>
      <text:p text:style-name="P2"/>
      <text:p text:style-name="P2">GM vio potencial en el Corvette y por ello decidió meterse en el mundo de la competición. En este campo ha participado con carreras y está a la altura de otros rivales con nombre como son Ferrari o Aston Martin.</text:p>
      <text:p text:style-name="P2"/>
      <text:p text:style-name="P2">Corvette Z06 7.0 V8</text:p>
      <text:p text:style-name="Standard"><text:a xlink:type="simple" xlink:href="https://www.youtube.com/watch?v=IrXQoV6SXbo" text:style-name="Internet_20_link" text:visited-style-name="Visited_20_Internet_20_Link"><text:span text:style-name="T4">https://www.youtube.com/watch?v=IrXQoV6SXbo</text:span></text:a></text:p>
      <text:p text:style-name="P2"/>
      <text:p text:style-name="P2">El Z06 fue diseñado para ser el mejor auto pensado para el conductor, una expresión de puro desempeño. Tanto es así, que fue desarrollado en conjunto con el auto de carreras C7.R y ofrece 650 caballos de fuerza y 650 lb-ft. de torque. El Z06 es una experiencia que tienes que sentir para cree<text:span text:style-name="T5">r.</text:span></text:p>
      <text:p text:style-name="P2"/>
      <text:p text:style-name="P2">La diferencia entre bandera a cuadros y segundo lugar se mide en milisegundos, y el Z06 está diseñado para ayudarte a tomar la delantera. Su motor supercargado V8 de 6.2 L tiene una capacidad de 650 caballos de fuerza. Puede acelerar hasta 60 mph en menos de segundos.† Con un sistema de aceite de cárter seco, inyección directa y distribución de válvulas variables continua, esta máquina supercargada está diseñada para una velocidad y aceleración extremas.</text:p>
      <text:p text:style-name="P2"/>
      <text:p text:style-name="P2"/>
      <text:p text:style-name="P2"/>
      <text:p text:style-name="P2">Información general</text:p>
      <text:p text:style-name="P2">Tipo de coche: <text:tab/>Coches deportivos</text:p>
      <text:p text:style-name="P2">Tracción: <text:tab/>Trasera</text:p>
      <text:p text:style-name="P2">Tipo de cambio: <text:tab/>Manual</text:p>
      <text:p text:style-name="P2">Tara nominal mínima:</text:p>
      <text:p text:style-name="P2">(peso del coche descargado)<text:tab/>1418 Kg</text:p>
      <text:p text:style-name="P2">Plazas máximas: <text:tab/>2 ocupantes</text:p>
      <text:p text:style-name="P2">Largo: <text:tab/>4459 mm</text:p>
      <text:p text:style-name="P2">Ancho: <text:tab/>1927 mm</text:p>
      <text:p text:style-name="P2">Alto: <text:tab/>1246 mm</text:p>
      <text:p text:style-name="P2">Motor</text:p>
      <text:p text:style-name="P2">Combustible: <text:tab/>Gasolina</text:p>
      <text:p text:style-name="P2">Cilindrada: <text:tab/>7011 cc</text:p>
      <text:p text:style-name="P2">Número de cilindros: <text:tab/>8</text:p>
      <text:p text:style-name="P2">Prestaciones</text:p>
      <text:p text:style-name="P2">Caballos de potencia: <text:tab/>513 cv</text:p>
      <text:p text:style-name="P2">Potencia máxima: <text:tab/>377 kw</text:p>
      <text:p text:style-name="P2">Par máximo:</text:p>
      <text:p text:style-name="P2"><text:soft-page-break/>(fuerza del motor)<text:tab/>637 NM</text:p>
      <text:p text:style-name="P2">Consumo</text:p>
      <text:p text:style-name="P2">Nivel de consumo: <text:tab/></text:p>
      <text:p text:style-name="P2">Consumo: <text:tab/>14,7 litros a los 100 km</text:p>
      <text:p text:style-name="P2">Emisiones de CO2: <text:tab/>350 g/km</text:p>
      <text:p text:style-name="P2"/>
      <text:p text:style-name="P2"/>
      <text:p text:style-name="P2"/>
      <text:p text:style-name="P2"/>
      <text:p text:style-name="P2"/>
      <text:p text:style-name="P2"/>
      <text:p text:style-name="P4"/>
      <text:p text:style-name="P2"/>
      <text:p text:style-name="P2">Subaru</text:p>
      <text:p text:style-name="P2"/>
      <text:p text:style-name="P2"/>
      <text:p text:style-name="P2">El logo de este marca de coches está compuesto de 6 estrellas, que simbolizan la constelación de Pléyades. Y es que, curiosamente, fueron seis factores los que hicieron posible el nacimiento de Subaru: la fusión de varias empresas que se dedicaban a los <text:s/>componentes, la automoción química, la tecnología, servicios, materiales e ingeniería.</text:p>
      <text:p text:style-name="P2"/>
      <text:p text:style-name="P2">El primer coche de la marca fue el 360 que se comercializó durante los primeros años de vida de la empresa. Tuvieron que pasar siete años hasta que Subaru lanzara otro modelo, concretamente el 1000 (un vehículo de 4 puertas y que tenía unas dimensiones superiores al 360). La evolución del 1000 dio pasó al 1100, que fue clave para que Subaru empezara a exportar sus coches al extranjero, en este caso, Norteamérica (dicha expansión se consolidó en los años 80).</text:p>
      <text:p text:style-name="P2"/>
      <text:p text:style-name="P2">Si hay un aspecto en que Subaru ha destacado siempre es por la tracción delantera en las cuatro ruedas de sus coches. Además, la compañía también se ha hecho con un nombre propio dentro de las competiciones deportivas.</text:p>
      <text:p text:style-name="P2"/>
      <text:p text:style-name="P2">Subaru es, quizás, una marca poco conocida, pero lo que está claro es que tiene mucho potencial.</text:p>
      <text:p text:style-name="P2"/>
      <text:p text:style-name="P2">Subaru IMPREZA MY08 2.5T WRX</text:p>
      <text:p text:style-name="P2"/>
      <text:p text:style-name="Standard"><text:a xlink:type="simple" xlink:href="https://www.youtube.com/watch?v=f9ySyd8SvRw" text:style-name="Internet_20_link" text:visited-style-name="Visited_20_Internet_20_Link"><text:span text:style-name="T4">https://www.youtube.com/watch?v=f9ySyd8SvRw</text:span></text:a></text:p>
      <text:p text:style-name="P2"/>
      <text:p text:style-name="P2"/>
      <text:p text:style-name="P2">Información general</text:p>
      <text:p text:style-name="P2">Tipo de coche: <text:tab/>Coches medianos</text:p>
      <text:p text:style-name="P2">Tracción: <text:tab/>Tracción en las 4 ruedas</text:p>
      <text:p text:style-name="P2">Tipo de cambio: <text:tab/>Manual</text:p>
      <text:p text:style-name="P2">Tara nominal mínima:</text:p>
      <text:p text:style-name="P2">(peso del coche descargado)<text:tab/>1400 Kg</text:p>
      <text:p text:style-name="P2">Plazas máximas: <text:tab/>5 ocupantes</text:p>
      <text:p text:style-name="P2">Largo: <text:tab/>4415 mm</text:p>
      <text:p text:style-name="P2">Ancho: <text:tab/>1740 mm</text:p>
      <text:p text:style-name="P2">Alto: <text:tab/>1475 mm</text:p>
      <text:p text:style-name="P2">Motor</text:p>
      <text:p text:style-name="P2">Combustible: <text:tab/>Gasolina</text:p>
      <text:p text:style-name="P2">Cilindrada: <text:tab/>2457 cc</text:p>
      <text:p text:style-name="P2">Número de cilindros: <text:tab/>4</text:p>
      <text:p text:style-name="P2">Prestaciones</text:p>
      <text:p text:style-name="P2">Caballos de potencia: <text:tab/>230 cv</text:p>
      <text:p text:style-name="P2">Potencia máxima: <text:tab/>169 kw</text:p>
      <text:p text:style-name="P2">Par máximo:</text:p>
      <text:p text:style-name="P2">(fuerza del motor)<text:tab/>320 NM</text:p>
      <text:p text:style-name="P2">Consumo</text:p>
      <text:p text:style-name="P2">Nivel de consumo: <text:tab/></text:p>
      <text:p text:style-name="P2">Consumo: <text:tab/>10,4 litros a los 100 km</text:p>
      <text:p text:style-name="P3">Emisiones de CO2: <text:tab/>246 g/km</text:p>
      <text:p text:style-name="P5"/>
      <text:p text:style-name="P3"/>
      <text:p text:style-name="P3">Porsche</text:p>
      <text:p text:style-name="P3"/>
      <text:p text:style-name="P3">El nacimiento de estos vehículos deportivos lo encontramos a principios del s.XX, cuando Ferry Porsche, hijo de Ferdinand Porsche, se encargó de la empresa de su padre. Ferry contaba con experiencia en la industria de automoción, ya que trabajó en el departamento de investigación y desarrollo de Volkswagen. De hecho, el primer modelo creado por Porsche – el 356 - tiene una clara influencia de la casa alemana, ya que utilizaba su chasis.</text:p>
      <text:p text:style-name="P3"/>
      <text:p text:style-name="P3">En los años 50, la casa continúa desarrollando el modelo 356 e incluso entra en el mundo de la competición. Y no le fue nada mal: en 1951 ganó las prestigiosas horas de Le Mans.</text:p>
      <text:p text:style-name="P3"/>
      <text:p text:style-name="P3">Pero lo mejor aún estaba por llegar. Porsche quería sustituir el 356 y crear un coche que fuera original, propio de la casa y sobre todo, potente. Es en este momento cuando nace el proyecto del Porsche más conocido de toda la historia de esta marca: el mítico 911. En un primer momento se llamó 901, pero Peugeot reclamó su derecho a utilizar los nombres de tres cifras con un cero en medio y Porsche no tuvo más remedio que cambiar el número de su nuevo modelo.</text:p>
      <text:p text:style-name="P3"/>
      <text:p text:style-name="P3">En los años 80, la empresa cayó en una crisis severa y no pudo recuperarse hasta 1993, año en que consiguieron incrementar las ventas (la producción del 993 fue muy rentable). Este vehículo y la posterior aparición del Boxster hicieron que Porsche volviera a recuperar su prestigio dentro del mundo de la automoción.</text:p>
      <text:p text:style-name="P3"/>
      <text:p text:style-name="P3">Porsche Cayman S coupé</text:p>
      <text:p text:style-name="P3"/>
      <text:p text:style-name="P1"><text:a xlink:type="simple" xlink:href="https://www.youtube.com/watch?v=qpyA1sjTzt4" text:style-name="Internet_20_link" text:visited-style-name="Visited_20_Internet_20_Link"><text:span text:style-name="T4">https://www.youtube.com/watch?v=qpyA1sjTzt4</text:span></text:a></text:p>
      <text:p text:style-name="P3"/>
      <text:p text:style-name="P3">Información general</text:p>
      <text:p text:style-name="P3">Tipo de coche: <text:tab/>Coches deportivos</text:p>
      <text:p text:style-name="P3">Tracción: <text:tab/>Trasera</text:p>
      <text:p text:style-name="P3">Tipo de cambio: <text:tab/>Automático</text:p>
      <text:p text:style-name="P3">Tara nominal mínima:</text:p>
      <text:p text:style-name="P3">(peso del coche descargado)<text:tab/>1390 Kg</text:p>
      <text:p text:style-name="P3">Plazas máximas: <text:tab/>2 ocupantes</text:p>
      <text:p text:style-name="P3">Largo: <text:tab/>4341 mm</text:p>
      <text:p text:style-name="P3">Ancho: <text:tab/>1801 mm</text:p>
      <text:p text:style-name="P3">Alto: <text:tab/>1296 mm</text:p>
      <text:p text:style-name="P3">Motor</text:p>
      <text:p text:style-name="P3">Combustible: <text:tab/>Gasolina</text:p>
      <text:p text:style-name="P3">Cilindrada: <text:tab/>3387 cc</text:p>
      <text:p text:style-name="P3">Número de cilindros: <text:tab/>6</text:p>
      <text:p text:style-name="P3">Prestaciones</text:p>
      <text:p text:style-name="P3">Caballos de potencia: <text:tab/>303 cv</text:p>
      <text:p text:style-name="P3">Potencia máxima: <text:tab/>223 kw</text:p>
      <text:p text:style-name="P3">Par máximo:</text:p>
      <text:p text:style-name="P3">(fuerza del motor)<text:tab/>340 NM</text:p>
      <text:p text:style-name="P3">Consumo</text:p>
      <text:p text:style-name="P3">Nivel de consumo: <text:tab/></text:p>
      <text:p text:style-name="P3">Consumo: <text:tab/>11 litros a los 100 km</text:p>
      <text:p text:style-name="P3">Emisiones de CO2: <text:tab/>262 g/k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6:26:28.557000000</meta:creation-date>
    <dc:date>2018-12-19T02:31:04.464000000</dc:date>
    <meta:editing-duration>PT1H3M15S</meta:editing-duration>
    <meta:editing-cycles>5</meta:editing-cycles>
    <meta:generator>LibreOffice/5.4.3.2$Windows_X86_64 LibreOffice_project/92a7159f7e4af62137622921e809f8546db437e5</meta:generator>
    <meta:document-statistic meta:table-count="0" meta:image-count="0" meta:object-count="0" meta:page-count="6" meta:paragraph-count="126" meta:word-count="1549" meta:character-count="9071" meta:non-whitespace-character-count="7580"/>
  </office:meta>
</office:document-meta>
</file>